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a25b"/>
    </style:style>
    <style:style style:name="P2" style:family="paragraph" style:parent-style-name="Standard">
      <style:text-properties officeooo:rsid="000e8773" officeooo:paragraph-rsid="000e8773"/>
    </style:style>
    <style:style style:name="P3" style:family="paragraph" style:parent-style-name="Standard">
      <style:text-properties officeooo:rsid="000ed1de" officeooo:paragraph-rsid="000ed1de"/>
    </style:style>
    <style:style style:name="P4" style:family="paragraph" style:parent-style-name="Standard">
      <style:text-properties officeooo:rsid="000ed1de" officeooo:paragraph-rsid="0010d13f"/>
    </style:style>
    <style:style style:name="P5" style:family="paragraph" style:parent-style-name="Standard">
      <style:text-properties officeooo:rsid="0011a1fd" officeooo:paragraph-rsid="0011a1fd"/>
    </style:style>
    <style:style style:name="T1" style:family="text">
      <style:text-properties officeooo:rsid="000ed1de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0fae04"/>
    </style:style>
    <style:style style:name="T5" style:family="text">
      <style:text-properties officeooo:rsid="0010d13f"/>
    </style:style>
    <style:style style:name="T6" style:family="text">
      <style:text-properties fo:font-weight="bold" officeooo:rsid="0010d13f" style:font-weight-asian="bold" style:font-weight-complex="bold"/>
    </style:style>
    <style:style style:name="T7" style:family="text">
      <style:text-properties officeooo:rsid="0011a1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Goal : <text:s text:c="2"/>Build flask app that will display Graph showing US fact info </text:p>
      <text:p text:style-name="P2">with economies <text:s/>and customer info </text:p>
      <text:p text:style-name="P2"/>
      <text:p text:style-name="P2"/>
      <text:p text:style-name="P2">1. see if I can build web-scraping app to pull tables from</text:p>
      <text:p text:style-name="P2">euromonitor.com/usa/country-factfile <text:s/>from both tables </text:p>
      <text:p text:style-name="P2">or create data frame manually </text:p>
      <text:p text:style-name="P2"/>
      <text:p text:style-name="P2">2. load data from pandas create data base in <text:s/>mysql load both talbes in to data base</text:p>
      <text:p text:style-name="P2"/>
      <text:p text:style-name="P2">3. create API .. build flask app to render API …</text:p>
      <text:p text:style-name="P2"/>
      <text:p text:style-name="P2">4. use plotly or new javascript library to graph data.</text:p>
      <text:p text:style-name="P2">Graphs : <text:s text:c="2"/>Economies table </text:p>
      <text:p text:style-name="P2"><text:span text:style-name="T6"/></text:p>
      <text:p text:style-name="P2"><text:span text:style-name="T6">line Graph</text:span> <text:span text:style-name="T1">with … Years as x axis <text:s/>and USA , China , United kindom GDP in y axis </text:span></text:p>
      <text:p text:style-name="P3"/>
      <text:p text:style-name="P4"><text:span text:style-name="T5">Line graph </text:span><text:s/><text:span text:style-name="T5">years : x axis , y</text:span> axis : USA , China , United <text:span text:style-name="T7">kingdom</text:span> GDP <text:s/>Real GDP <text:span text:style-name="T7">Growth</text:span> (%) </text:p>
      <text:p text:style-name="P4"/>
      <text:p text:style-name="P5">5. build web page with visualizations. 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7:28:11.571277122</meta:creation-date>
    <dc:date>2019-11-20T18:54:29.245281524</dc:date>
    <meta:editing-duration>PT15M1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27" meta:character-count="672" meta:non-whitespace-character-count="539"/>
  </office:meta>
</office:document-meta>
</file>